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242c8" officeooo:paragraph-rsid="001242c8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2pt" fo:font-style="italic" fo:font-weight="bold" style:font-size-asian="22pt" style:font-style-asian="italic" style:font-weight-asian="bold" style:font-size-complex="2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S148 Summer 2016 Reading Assignment</text:span></text:p>
      <text:p text:style-name="P1"><text:span text:style-name="T1">Light and Colors</text:span></text:p>
      <text:p text:style-name="Standard"/>
      <text:p text:style-name="Standard"><text:span text:style-name="T3">Due: Tuesday 28</text:span><text:span text:style-name="T4">th</text:span><text:span text:style-name="T3"> June, by 1:30 PM.</text:span></text:p>
      <text:p text:style-name="Standard"><text:span text:style-name="T3">Please use </text:span><text:span text:style-name="T5">“Reading 1 Reponses”</text:span><text:span text:style-name="T3"> as the email subject header and turn your responses at </text:span><text:a xlink:type="simple" xlink:href="mailto:cs148.staff@gmail.com">cs148.staff@gmail.com</text:a></text:p>
      <text:p text:style-name="Standard"/>
      <text:p text:style-name="Standard">Please read Chapter 20 &amp; 21 of Shirley, and answer the following questions. <text:s/>As long as you are able to answer the questions, please don’t worry about any math you don’t understand (though you are encouraged to ask about it on Piazza).</text:p>
      <text:p text:style-name="Standard"/>
      <text:p text:style-name="Standard">1. What is the difference between <text:span text:style-name="T6">radiance</text:span> and <text:span text:style-name="T6">irradiance?</text:span></text:p>
      <text:p text:style-name="Standard"/>
      <text:p text:style-name="Standard"/>
      <text:p text:style-name="Standard">2. Explain what a BRDF is and why it is important for graphics.</text:p>
      <text:p text:style-name="Standard"/>
      <text:p text:style-name="Standard"/>
      <text:p text:style-name="Standard">3. In the mathematical definition of luminance, why are the bounds of the integral 380nm to 800nm?</text:p>
      <text:p text:style-name="P2">The range of wavelengths to which humans are sensitive is roughly between between 380nm to 800nm.</text:p>
      <text:p text:style-name="Standard"/>
      <text:p text:style-name="Standard">4. What is a steradian? <text:s/>Draw a picture if it helps.</text:p>
      <text:p text:style-name="Standard"/>
      <text:p text:style-name="Standard"/>
      <text:p text:style-name="Standard">5. A [FILL_THIS_BLANK] describes how much energy is available at each [FILL_THIS_BLANK] lambda.</text:p>
      <text:p text:style-name="Standard"/>
      <text:p text:style-name="Standard"/>
      <text:p text:style-name="Standard">6. Name 3 types of cones.</text:p>
      <text:p text:style-name="P2">Short cone, Medium cone and Long cone</text:p>
      <text:p text:style-name="P2"/>
      <text:p text:style-name="Standard">7. CIE has defined three primaries to be monochromatic light sources - what are those?</text:p>
      <text:p text:style-name="Standard"/>
      <text:p text:style-name="Standard"/>
      <text:p text:style-name="Standard">8. How long did it take for you to (a) read the material and (b) answer these questions?</text:p>
      <text:p text:style-name="P2">(a) 5-7 hours (b) 30m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1pt" style:language-asian="en" style:country-asian="US" style:font-name-complex="Arial1" style:font-size-complex="11pt" style:language-complex="bn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letter-kerning="true" style:font-name-asian="Arial1" style:font-size-asian="11pt" style:language-asian="en" style:country-asian="US" style:font-name-complex="Arial1" style:font-size-complex="11pt" style:language-complex="b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tru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tru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style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style:contextual-spacing="tru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6-06-23T22:56:00</meta:creation-date>
    <dc:date>2016-06-27T22:16:42.317924204</dc:date>
    <meta:editing-duration>PT6S</meta:editing-duration>
    <meta:generator>LibreOffice/4.2.8.2$Linux_X86_64 LibreOffice_project/420m0$Build-2</meta:generator>
    <meta:document-statistic meta:table-count="0" meta:image-count="0" meta:object-count="0" meta:page-count="1" meta:paragraph-count="16" meta:word-count="203" meta:character-count="1153" meta:non-whitespace-character-count="9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